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98mm"/>
    </style:style>
    <style:style style:name="co2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0.58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44.45mm"/>
    </style:style>
    <style:style style:name="co11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0">
      <style:table-cell-properties fo:background-color="#00aaad"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bce4e5" style:text-align-source="fix" style:repeat-content="false" style:vertical-align="automatic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#fff9ae"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mm"/>
    </style:style>
    <style:style style:name="ce17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CTRL 1</text:p>
          </table:table-cell>
          <table:table-cell table:style-name="ce9" office:value-type="string" calcext:value-type="string">
            <text:p>Devoir 1</text:p>
          </table:table-cell>
          <table:table-cell table:style-name="ce9" office:value-type="string" calcext:value-type="string">
            <text:p>CTRL 2</text:p>
          </table:table-cell>
          <table:table-cell table:style-name="ce9" office:value-type="string" calcext:value-type="string">
            <text:p>CTRL3</text:p>
          </table:table-cell>
          <table:table-cell table:style-name="ce9" office:value-type="string" calcext:value-type="string">
            <text:p>Moyenne trimestrielle</text:p>
          </table:table-cell>
          <table:table-cell table:style-name="ce9" office:value-type="string" calcext:value-type="string">
            <text:p>Fonction SI</text:p>
          </table:table-cell>
          <table:table-cell table:style-name="ce9" office:value-type="string" calcext:value-type="string">
            <text:p>Fonction ET</text:p>
          </table:table-cell>
          <table:table-cell table:style-name="ce9" office:value-type="string" calcext:value-type="string">
            <text:p>Fonction OU</text:p>
          </table:table-cell>
          <table:table-cell table:style-name="ce9" office:value-type="string" calcext:value-type="string">
            <text:p>Fonctions Si Imbriquées</text:p>
          </table:table-cell>
          <table:table-cell table:style-name="ce9" office:value-type="string" calcext:value-type="string">
            <text:p>Fonction No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ALIX</text:p>
          </table:table-cell>
          <table:table-cell table:style-name="ce10"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3" table:formula="of:=ROUND(AVERAGE([.C2:.F2]);0.5)" office:value-type="float" office:value="11" calcext:value-type="float">
            <text:p>11,0</text:p>
          </table:table-cell>
          <table:table-cell table:formula="of:=IF([.G2]&gt;=10;&quot;validé&quot;;&quot;non validé&quot;)" office:value-type="string" office:string-value="validé" calcext:value-type="string">
            <text:p>validé</text:p>
          </table:table-cell>
          <table:table-cell table:formula="of:=IF(AND([.H2]=&quot;validé&quot;;[.C2] &gt;= 10);&quot;validé&quot;;&quot;non validé&quot;)" office:value-type="string" office:string-value="non validé" calcext:value-type="string">
            <text:p>non validé</text:p>
          </table:table-cell>
          <table:table-cell table:formula="of:=IF( AND( [.$H2]=&quot;validé&quot; ; OR( [.$C2]&gt;=10 ; [.$C3]&gt;=10 ) ) ; &quot;validé&quot; ; &quot;non validé&quot; )" office:value-type="string" office:string-value="validé" calcext:value-type="string">
            <text:p>validé</text:p>
          </table:table-cell>
          <table:table-cell table:formula="of:=IF([.G2] &gt;=  16; &quot;TB&quot;;  IF([.G2] &gt;=  14; &quot;B&quot;;  IF([.G2] &gt;= 12; &quot;AB&quot;; IF([.G2] &gt;= 10; &quot;Passable&quot;; &quot;non validé&quot;))))" office:value-type="string" office:string-value="Passable" calcext:value-type="string">
            <text:p>Passable</text:p>
          </table:table-cell>
          <table:table-cell table:formula="of:=IF([.J2]=&quot;validé&quot;;&quot;validé&quot;;IF( AND([.J2]=&quot;non validé&quot;; NOT([.C2]=&quot;Abs&quot;);NOT([.D2]=&quot;Abs&quot;);NOT([.E2]=&quot;Abs&quot;);NOT([.F2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BUSNOT</text:p>
          </table:table-cell>
          <table:table-cell table:style-name="ce10"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3" table:formula="of:=ROUND(AVERAGE([.C3:.F3]);0.5)" office:value-type="float" office:value="11" calcext:value-type="float">
            <text:p>11,0</text:p>
          </table:table-cell>
          <table:table-cell table:formula="of:=IF([.G3]&gt;=10;&quot;validé&quot;;&quot;non validé&quot;)" office:value-type="string" office:string-value="validé" calcext:value-type="string">
            <text:p>validé</text:p>
          </table:table-cell>
          <table:table-cell table:formula="of:=IF(AND([.H3]=&quot;validé&quot;;[.C3] &gt;= 10);&quot;validé&quot;;&quot;non validé&quot;)" office:value-type="string" office:string-value="validé" calcext:value-type="string">
            <text:p>validé</text:p>
          </table:table-cell>
          <table:table-cell table:formula="of:=IF( AND( [.$H3]=&quot;validé&quot; ; OR( [.$C3]&gt;=10 ; [.$C4]&gt;=10 ) ) ; &quot;validé&quot; ; &quot;non validé&quot; )" office:value-type="string" office:string-value="validé" calcext:value-type="string">
            <text:p>validé</text:p>
          </table:table-cell>
          <table:table-cell table:formula="of:=IF([.G3] &gt;=  16; &quot;TB&quot;;  IF([.G3] &gt;=  14; &quot;B&quot;;  IF([.G3] &gt;= 12; &quot;AB&quot;; IF([.G3] &gt;= 10; &quot;Passable&quot;; &quot;non validé&quot;))))" office:value-type="string" office:string-value="Passable" calcext:value-type="string">
            <text:p>Passable</text:p>
          </table:table-cell>
          <table:table-cell table:formula="of:=IF([.J3]=&quot;validé&quot;;&quot;validé&quot;;IF( AND([.J3]=&quot;non validé&quot;; NOT([.C3]=&quot;Abs&quot;);NOT([.D3]=&quot;Abs&quot;);NOT([.E3]=&quot;Abs&quot;);NOT([.F3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DELAUTRE</text:p>
          </table:table-cell>
          <table:table-cell table:style-name="ce10"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" table:formula="of:=ROUND(AVERAGE([.C4:.F4]);0.5)" office:value-type="float" office:value="12" calcext:value-type="float">
            <text:p>12,0</text:p>
          </table:table-cell>
          <table:table-cell table:formula="of:=IF([.G4]&gt;=10;&quot;validé&quot;;&quot;non validé&quot;)" office:value-type="string" office:string-value="validé" calcext:value-type="string">
            <text:p>validé</text:p>
          </table:table-cell>
          <table:table-cell table:formula="of:=IF(AND([.H4]=&quot;validé&quot;;[.C4] &gt;= 10);&quot;validé&quot;;&quot;non validé&quot;)" office:value-type="string" office:string-value="non validé" calcext:value-type="string">
            <text:p>non validé</text:p>
          </table:table-cell>
          <table:table-cell table:formula="of:=IF( AND( [.$H4]=&quot;validé&quot; ; OR( [.$C4]&gt;=10 ; [.$C5]&gt;=10 ) ) ; &quot;validé&quot; ; &quot;non validé&quot; )" office:value-type="string" office:string-value="non validé" calcext:value-type="string">
            <text:p>non validé</text:p>
          </table:table-cell>
          <table:table-cell table:formula="of:=IF([.G4] &gt;=  16; &quot;TB&quot;;  IF([.G4] &gt;=  14; &quot;B&quot;;  IF([.G4] &gt;= 12; &quot;AB&quot;; IF([.G4] &gt;= 10; &quot;Passable&quot;; &quot;non validé&quot;))))" office:value-type="string" office:string-value="AB" calcext:value-type="string">
            <text:p>AB</text:p>
          </table:table-cell>
          <table:table-cell table:formula="of:=IF([.J4]=&quot;validé&quot;;&quot;validé&quot;;IF( AND([.J4]=&quot;non validé&quot;; NOT([.C4]=&quot;Abs&quot;);NOT([.D4]=&quot;Abs&quot;);NOT([.E4]=&quot;Abs&quot;);NOT([.F4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DUVAL</text:p>
          </table:table-cell>
          <table:table-cell table:style-name="ce10"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s</text:p>
          </table:table-cell>
          <table:table-cell table:style-name="ce3" table:formula="of:=ROUND(AVERAGE([.C5:.F5]);0.5)" office:value-type="float" office:value="10" calcext:value-type="float">
            <text:p>10,0</text:p>
          </table:table-cell>
          <table:table-cell table:formula="of:=IF([.G5]&gt;=10;&quot;validé&quot;;&quot;non validé&quot;)" office:value-type="string" office:string-value="validé" calcext:value-type="string">
            <text:p>validé</text:p>
          </table:table-cell>
          <table:table-cell table:formula="of:=IF(AND([.H5]=&quot;validé&quot;;[.C5] &gt;= 10);&quot;validé&quot;;&quot;non validé&quot;)" office:value-type="string" office:string-value="non validé" calcext:value-type="string">
            <text:p>non validé</text:p>
          </table:table-cell>
          <table:table-cell table:formula="of:=IF( AND( [.$H5]=&quot;validé&quot; ; OR( [.$C5]&gt;=10 ; [.$C6]&gt;=10 ) ) ; &quot;validé&quot; ; &quot;non validé&quot; )" office:value-type="string" office:string-value="non validé" calcext:value-type="string">
            <text:p>non validé</text:p>
          </table:table-cell>
          <table:table-cell table:formula="of:=IF([.G5] &gt;=  16; &quot;TB&quot;;  IF([.G5] &gt;=  14; &quot;B&quot;;  IF([.G5] &gt;= 12; &quot;AB&quot;; IF([.G5] &gt;= 10; &quot;Passable&quot;; &quot;non validé&quot;))))" office:value-type="string" office:string-value="Passable" calcext:value-type="string">
            <text:p>Passable</text:p>
          </table:table-cell>
          <table:table-cell table:formula="of:=IF([.J5]=&quot;validé&quot;;&quot;validé&quot;;IF( AND([.J5]=&quot;non validé&quot;; NOT([.C5]=&quot;Abs&quot;);NOT([.D5]=&quot;Abs&quot;);NOT([.E5]=&quot;Abs&quot;);NOT([.F5]=&quot;Abs&quot;));&quot;repasser&quot;;&quot;non validé&quot;))" office:value-type="string" office:string-value="non validé" calcext:value-type="string">
            <text:p>non 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DUVAL</text:p>
          </table:table-cell>
          <table:table-cell table:style-name="ce10"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3" table:formula="of:=ROUND(AVERAGE([.C6:.F6]);0.5)" office:value-type="float" office:value="12" calcext:value-type="float">
            <text:p>12,0</text:p>
          </table:table-cell>
          <table:table-cell table:formula="of:=IF([.G6]&gt;=10;&quot;validé&quot;;&quot;non validé&quot;)" office:value-type="string" office:string-value="validé" calcext:value-type="string">
            <text:p>validé</text:p>
          </table:table-cell>
          <table:table-cell table:formula="of:=IF(AND([.H6]=&quot;validé&quot;;[.C6] &gt;= 10);&quot;validé&quot;;&quot;non validé&quot;)" office:value-type="string" office:string-value="non validé" calcext:value-type="string">
            <text:p>non validé</text:p>
          </table:table-cell>
          <table:table-cell table:formula="of:=IF( AND( [.$H6]=&quot;validé&quot; ; OR( [.$C6]&gt;=10 ; [.$C7]&gt;=10 ) ) ; &quot;validé&quot; ; &quot;non validé&quot; )" office:value-type="string" office:string-value="validé" calcext:value-type="string">
            <text:p>validé</text:p>
          </table:table-cell>
          <table:table-cell table:formula="of:=IF([.G6] &gt;=  16; &quot;TB&quot;;  IF([.G6] &gt;=  14; &quot;B&quot;;  IF([.G6] &gt;= 12; &quot;AB&quot;; IF([.G6] &gt;= 10; &quot;Passable&quot;; &quot;non validé&quot;))))" office:value-type="string" office:string-value="AB" calcext:value-type="string">
            <text:p>AB</text:p>
          </table:table-cell>
          <table:table-cell table:formula="of:=IF([.J6]=&quot;validé&quot;;&quot;validé&quot;;IF( AND([.J6]=&quot;non validé&quot;; NOT([.C6]=&quot;Abs&quot;);NOT([.D6]=&quot;Abs&quot;);NOT([.E6]=&quot;Abs&quot;);NOT([.F6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FLEURY</text:p>
          </table:table-cell>
          <table:table-cell table:style-name="ce10"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table:formula="of:=ROUND(AVERAGE([.C7:.F7]);0.5)" office:value-type="float" office:value="9" calcext:value-type="float">
            <text:p>9,0</text:p>
          </table:table-cell>
          <table:table-cell table:formula="of:=IF([.G7]&gt;=10;&quot;validé&quot;;&quot;non validé&quot;)" office:value-type="string" office:string-value="non validé" calcext:value-type="string">
            <text:p>non validé</text:p>
          </table:table-cell>
          <table:table-cell table:formula="of:=IF(AND([.H7]=&quot;validé&quot;;[.C7] &gt;= 10);&quot;validé&quot;;&quot;non validé&quot;)" office:value-type="string" office:string-value="non validé" calcext:value-type="string">
            <text:p>non validé</text:p>
          </table:table-cell>
          <table:table-cell table:formula="of:=IF( AND( [.$H7]=&quot;validé&quot; ; OR( [.$C7]&gt;=10 ; [.$C8]&gt;=10 ) ) ; &quot;validé&quot; ; &quot;non validé&quot; )" office:value-type="string" office:string-value="non validé" calcext:value-type="string">
            <text:p>non validé</text:p>
          </table:table-cell>
          <table:table-cell table:formula="of:=IF([.G7] &gt;=  16; &quot;TB&quot;;  IF([.G7] &gt;=  14; &quot;B&quot;;  IF([.G7] &gt;= 12; &quot;AB&quot;; IF([.G7] &gt;= 10; &quot;Passable&quot;; &quot;non validé&quot;))))" office:value-type="string" office:string-value="non validé" calcext:value-type="string">
            <text:p>non validé</text:p>
          </table:table-cell>
          <table:table-cell table:formula="of:=IF([.J7]=&quot;validé&quot;;&quot;validé&quot;;IF( AND([.J7]=&quot;non validé&quot;; NOT([.C7]=&quot;Abs&quot;);NOT([.D7]=&quot;Abs&quot;);NOT([.E7]=&quot;Abs&quot;);NOT([.F7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AUTIER</text:p>
          </table:table-cell>
          <table:table-cell table:style-name="ce10"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table:formula="of:=ROUND(AVERAGE([.C8:.F8]);0.5)" office:value-type="float" office:value="12" calcext:value-type="float">
            <text:p>12,0</text:p>
          </table:table-cell>
          <table:table-cell table:formula="of:=IF([.G8]&gt;=10;&quot;validé&quot;;&quot;non validé&quot;)" office:value-type="string" office:string-value="validé" calcext:value-type="string">
            <text:p>validé</text:p>
          </table:table-cell>
          <table:table-cell table:formula="of:=IF(AND([.H8]=&quot;validé&quot;;[.C8] &gt;= 10);&quot;validé&quot;;&quot;non validé&quot;)" office:value-type="string" office:string-value="non validé" calcext:value-type="string">
            <text:p>non validé</text:p>
          </table:table-cell>
          <table:table-cell table:formula="of:=IF( AND( [.$H8]=&quot;validé&quot; ; OR( [.$C8]&gt;=10 ; [.$C9]&gt;=10 ) ) ; &quot;validé&quot; ; &quot;non validé&quot; )" office:value-type="string" office:string-value="non validé" calcext:value-type="string">
            <text:p>non validé</text:p>
          </table:table-cell>
          <table:table-cell table:formula="of:=IF([.G8] &gt;=  16; &quot;TB&quot;;  IF([.G8] &gt;=  14; &quot;B&quot;;  IF([.G8] &gt;= 12; &quot;AB&quot;; IF([.G8] &gt;= 10; &quot;Passable&quot;; &quot;non validé&quot;))))" office:value-type="string" office:string-value="AB" calcext:value-type="string">
            <text:p>AB</text:p>
          </table:table-cell>
          <table:table-cell table:formula="of:=IF([.J8]=&quot;validé&quot;;&quot;validé&quot;;IF( AND([.J8]=&quot;non validé&quot;; NOT([.C8]=&quot;Abs&quot;);NOT([.D8]=&quot;Abs&quot;);NOT([.E8]=&quot;Abs&quot;);NOT([.F8]=&quot;Abs&quot;));&quot;repasser&quot;;&quot;non validé&quot;))" office:value-type="string" office:string-value="non validé" calcext:value-type="string">
            <text:p>non 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AGADEC</text:p>
          </table:table-cell>
          <table:table-cell table:style-name="ce10"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table:formula="of:=ROUND(AVERAGE([.C9:.F9]);0.5)" office:value-type="float" office:value="10" calcext:value-type="float">
            <text:p>10,0</text:p>
          </table:table-cell>
          <table:table-cell table:formula="of:=IF([.G9]&gt;=10;&quot;validé&quot;;&quot;non validé&quot;)" office:value-type="string" office:string-value="validé" calcext:value-type="string">
            <text:p>validé</text:p>
          </table:table-cell>
          <table:table-cell table:formula="of:=IF(AND([.H9]=&quot;validé&quot;;[.C9] &gt;= 10);&quot;validé&quot;;&quot;non validé&quot;)" office:value-type="string" office:string-value="non validé" calcext:value-type="string">
            <text:p>non validé</text:p>
          </table:table-cell>
          <table:table-cell table:formula="of:=IF( AND( [.$H9]=&quot;validé&quot; ; OR( [.$C9]&gt;=10 ; [.$C10]&gt;=10 ) ) ; &quot;validé&quot; ; &quot;non validé&quot; )" office:value-type="string" office:string-value="non validé" calcext:value-type="string">
            <text:p>non validé</text:p>
          </table:table-cell>
          <table:table-cell table:formula="of:=IF([.G9] &gt;=  16; &quot;TB&quot;;  IF([.G9] &gt;=  14; &quot;B&quot;;  IF([.G9] &gt;= 12; &quot;AB&quot;; IF([.G9] &gt;= 10; &quot;Passable&quot;; &quot;non validé&quot;))))" office:value-type="string" office:string-value="Passable" calcext:value-type="string">
            <text:p>Passable</text:p>
          </table:table-cell>
          <table:table-cell table:formula="of:=IF([.J9]=&quot;validé&quot;;&quot;validé&quot;;IF( AND([.J9]=&quot;non validé&quot;; NOT([.C9]=&quot;Abs&quot;);NOT([.D9]=&quot;Abs&quot;);NOT([.E9]=&quot;Abs&quot;);NOT([.F9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AMY</text:p>
          </table:table-cell>
          <table:table-cell table:style-name="ce10"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table:formula="of:=ROUND(AVERAGE([.C10:.F10]);0.5)" office:value-type="float" office:value="9" calcext:value-type="float">
            <text:p>9,0</text:p>
          </table:table-cell>
          <table:table-cell table:formula="of:=IF([.G10]&gt;=10;&quot;validé&quot;;&quot;non validé&quot;)" office:value-type="string" office:string-value="non validé" calcext:value-type="string">
            <text:p>non validé</text:p>
          </table:table-cell>
          <table:table-cell table:formula="of:=IF(AND([.H10]=&quot;validé&quot;;[.C10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0]=&quot;validé&quot; ; OR( [.$C10]&gt;=10 ; [.$C11]&gt;=10 ) ) ; &quot;validé&quot; ; &quot;non validé&quot; )" office:value-type="string" office:string-value="non validé" calcext:value-type="string">
            <text:p>non validé</text:p>
          </table:table-cell>
          <table:table-cell table:formula="of:=IF([.G10] &gt;=  16; &quot;TB&quot;;  IF([.G10] &gt;=  14; &quot;B&quot;;  IF([.G10] &gt;= 12; &quot;AB&quot;; IF([.G10] &gt;= 10; &quot;Passable&quot;; &quot;non validé&quot;))))" office:value-type="string" office:string-value="non validé" calcext:value-type="string">
            <text:p>non validé</text:p>
          </table:table-cell>
          <table:table-cell table:formula="of:=IF([.J10]=&quot;validé&quot;;&quot;validé&quot;;IF( AND([.J10]=&quot;non validé&quot;; NOT([.C10]=&quot;Abs&quot;);NOT([.D10]=&quot;Abs&quot;);NOT([.E10]=&quot;Abs&quot;);NOT([.F10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E</text:p>
          </table:table-cell>
          <table:table-cell table:style-name="ce10"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" table:formula="of:=ROUND(AVERAGE([.C11:.F11]);0.5)" office:value-type="float" office:value="12" calcext:value-type="float">
            <text:p>12,0</text:p>
          </table:table-cell>
          <table:table-cell table:formula="of:=IF([.G11]&gt;=10;&quot;validé&quot;;&quot;non validé&quot;)" office:value-type="string" office:string-value="validé" calcext:value-type="string">
            <text:p>validé</text:p>
          </table:table-cell>
          <table:table-cell table:formula="of:=IF(AND([.H11]=&quot;validé&quot;;[.C11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1]=&quot;validé&quot; ; OR( [.$C11]&gt;=10 ; [.$C12]&gt;=10 ) ) ; &quot;validé&quot; ; &quot;non validé&quot; )" office:value-type="string" office:string-value="non validé" calcext:value-type="string">
            <text:p>non validé</text:p>
          </table:table-cell>
          <table:table-cell table:formula="of:=IF([.G11] &gt;=  16; &quot;TB&quot;;  IF([.G11] &gt;=  14; &quot;B&quot;;  IF([.G11] &gt;= 12; &quot;AB&quot;; IF([.G11] &gt;= 10; &quot;Passable&quot;; &quot;non validé&quot;))))" office:value-type="string" office:string-value="AB" calcext:value-type="string">
            <text:p>AB</text:p>
          </table:table-cell>
          <table:table-cell table:formula="of:=IF([.J11]=&quot;validé&quot;;&quot;validé&quot;;IF( AND([.J11]=&quot;non validé&quot;; NOT([.C11]=&quot;Abs&quot;);NOT([.D11]=&quot;Abs&quot;);NOT([.E11]=&quot;Abs&quot;);NOT([.F11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E GLAUNEC</text:p>
          </table:table-cell>
          <table:table-cell table:style-name="ce10"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3" table:formula="of:=ROUND(AVERAGE([.C12:.F12]);0.5)" office:value-type="float" office:value="12" calcext:value-type="float">
            <text:p>12,0</text:p>
          </table:table-cell>
          <table:table-cell table:formula="of:=IF([.G12]&gt;=10;&quot;validé&quot;;&quot;non validé&quot;)" office:value-type="string" office:string-value="validé" calcext:value-type="string">
            <text:p>validé</text:p>
          </table:table-cell>
          <table:table-cell table:formula="of:=IF(AND([.H12]=&quot;validé&quot;;[.C12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2]=&quot;validé&quot; ; OR( [.$C12]&gt;=10 ; [.$C13]&gt;=10 ) ) ; &quot;validé&quot; ; &quot;non validé&quot; )" office:value-type="string" office:string-value="non validé" calcext:value-type="string">
            <text:p>non validé</text:p>
          </table:table-cell>
          <table:table-cell table:formula="of:=IF([.G12] &gt;=  16; &quot;TB&quot;;  IF([.G12] &gt;=  14; &quot;B&quot;;  IF([.G12] &gt;= 12; &quot;AB&quot;; IF([.G12] &gt;= 10; &quot;Passable&quot;; &quot;non validé&quot;))))" office:value-type="string" office:string-value="AB" calcext:value-type="string">
            <text:p>AB</text:p>
          </table:table-cell>
          <table:table-cell table:formula="of:=IF([.J12]=&quot;validé&quot;;&quot;validé&quot;;IF( AND([.J12]=&quot;non validé&quot;; NOT([.C12]=&quot;Abs&quot;);NOT([.D12]=&quot;Abs&quot;);NOT([.E12]=&quot;Abs&quot;);NOT([.F12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EGUILLON</text:p>
          </table:table-cell>
          <table:table-cell table:style-name="ce10"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3" table:formula="of:=ROUND(AVERAGE([.C13:.F13]);0.5)" office:value-type="float" office:value="12" calcext:value-type="float">
            <text:p>12,0</text:p>
          </table:table-cell>
          <table:table-cell table:formula="of:=IF([.G13]&gt;=10;&quot;validé&quot;;&quot;non validé&quot;)" office:value-type="string" office:string-value="validé" calcext:value-type="string">
            <text:p>validé</text:p>
          </table:table-cell>
          <table:table-cell table:formula="of:=IF(AND([.H13]=&quot;validé&quot;;[.C13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3]=&quot;validé&quot; ; OR( [.$C13]&gt;=10 ; [.$C14]&gt;=10 ) ) ; &quot;validé&quot; ; &quot;non validé&quot; )" office:value-type="string" office:string-value="non validé" calcext:value-type="string">
            <text:p>non validé</text:p>
          </table:table-cell>
          <table:table-cell table:formula="of:=IF([.G13] &gt;=  16; &quot;TB&quot;;  IF([.G13] &gt;=  14; &quot;B&quot;;  IF([.G13] &gt;= 12; &quot;AB&quot;; IF([.G13] &gt;= 10; &quot;Passable&quot;; &quot;non validé&quot;))))" office:value-type="string" office:string-value="AB" calcext:value-type="string">
            <text:p>AB</text:p>
          </table:table-cell>
          <table:table-cell table:formula="of:=IF([.J13]=&quot;validé&quot;;&quot;validé&quot;;IF( AND([.J13]=&quot;non validé&quot;; NOT([.C13]=&quot;Abs&quot;);NOT([.D13]=&quot;Abs&quot;);NOT([.E13]=&quot;Abs&quot;);NOT([.F13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EPIETRE</text:p>
          </table:table-cell>
          <table:table-cell table:style-name="ce10"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style-name="ce3" table:formula="of:=ROUND(AVERAGE([.C14:.F14]);0.5)" office:value-type="float" office:value="11" calcext:value-type="float">
            <text:p>11,0</text:p>
          </table:table-cell>
          <table:table-cell table:formula="of:=IF([.G14]&gt;=10;&quot;validé&quot;;&quot;non validé&quot;)" office:value-type="string" office:string-value="validé" calcext:value-type="string">
            <text:p>validé</text:p>
          </table:table-cell>
          <table:table-cell table:formula="of:=IF(AND([.H14]=&quot;validé&quot;;[.C14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4]=&quot;validé&quot; ; OR( [.$C14]&gt;=10 ; [.$C15]&gt;=10 ) ) ; &quot;validé&quot; ; &quot;non validé&quot; )" office:value-type="string" office:string-value="non validé" calcext:value-type="string">
            <text:p>non validé</text:p>
          </table:table-cell>
          <table:table-cell table:formula="of:=IF([.G14] &gt;=  16; &quot;TB&quot;;  IF([.G14] &gt;=  14; &quot;B&quot;;  IF([.G14] &gt;= 12; &quot;AB&quot;; IF([.G14] &gt;= 10; &quot;Passable&quot;; &quot;non validé&quot;))))" office:value-type="string" office:string-value="Passable" calcext:value-type="string">
            <text:p>Passable</text:p>
          </table:table-cell>
          <table:table-cell table:formula="of:=IF([.J14]=&quot;validé&quot;;&quot;validé&quot;;IF( AND([.J14]=&quot;non validé&quot;; NOT([.C14]=&quot;Abs&quot;);NOT([.D14]=&quot;Abs&quot;);NOT([.E14]=&quot;Abs&quot;);NOT([.F14]=&quot;Abs&quot;));&quot;repasser&quot;;&quot;non validé&quot;))" office:value-type="string" office:string-value="non validé" calcext:value-type="string">
            <text:p>non 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IOEDDINE</text:p>
          </table:table-cell>
          <table:table-cell table:style-name="ce10"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3" table:formula="of:=ROUND(AVERAGE([.C15:.F15]);0.5)" office:value-type="float" office:value="11" calcext:value-type="float">
            <text:p>11,0</text:p>
          </table:table-cell>
          <table:table-cell table:formula="of:=IF([.G15]&gt;=10;&quot;validé&quot;;&quot;non validé&quot;)" office:value-type="string" office:string-value="validé" calcext:value-type="string">
            <text:p>validé</text:p>
          </table:table-cell>
          <table:table-cell table:formula="of:=IF(AND([.H15]=&quot;validé&quot;;[.C15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5]=&quot;validé&quot; ; OR( [.$C15]&gt;=10 ; [.$C16]&gt;=10 ) ) ; &quot;validé&quot; ; &quot;non validé&quot; )" office:value-type="string" office:string-value="non validé" calcext:value-type="string">
            <text:p>non validé</text:p>
          </table:table-cell>
          <table:table-cell table:formula="of:=IF([.G15] &gt;=  16; &quot;TB&quot;;  IF([.G15] &gt;=  14; &quot;B&quot;;  IF([.G15] &gt;= 12; &quot;AB&quot;; IF([.G15] &gt;= 10; &quot;Passable&quot;; &quot;non validé&quot;))))" office:value-type="string" office:string-value="Passable" calcext:value-type="string">
            <text:p>Passable</text:p>
          </table:table-cell>
          <table:table-cell table:formula="of:=IF([.J15]=&quot;validé&quot;;&quot;validé&quot;;IF( AND([.J15]=&quot;non validé&quot;; NOT([.C15]=&quot;Abs&quot;);NOT([.D15]=&quot;Abs&quot;);NOT([.E15]=&quot;Abs&quot;);NOT([.F15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ENNIER</text:p>
          </table:table-cell>
          <table:table-cell table:style-name="ce10"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" table:formula="of:=ROUND(AVERAGE([.C16:.F16]);0.5)" office:value-type="float" office:value="11" calcext:value-type="float">
            <text:p>11,0</text:p>
          </table:table-cell>
          <table:table-cell table:formula="of:=IF([.G16]&gt;=10;&quot;validé&quot;;&quot;non validé&quot;)" office:value-type="string" office:string-value="validé" calcext:value-type="string">
            <text:p>validé</text:p>
          </table:table-cell>
          <table:table-cell table:formula="of:=IF(AND([.H16]=&quot;validé&quot;;[.C16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6]=&quot;validé&quot; ; OR( [.$C16]&gt;=10 ; [.$C17]&gt;=10 ) ) ; &quot;validé&quot; ; &quot;non validé&quot; )" office:value-type="string" office:string-value="validé" calcext:value-type="string">
            <text:p>validé</text:p>
          </table:table-cell>
          <table:table-cell table:formula="of:=IF([.G16] &gt;=  16; &quot;TB&quot;;  IF([.G16] &gt;=  14; &quot;B&quot;;  IF([.G16] &gt;= 12; &quot;AB&quot;; IF([.G16] &gt;= 10; &quot;Passable&quot;; &quot;non validé&quot;))))" office:value-type="string" office:string-value="Passable" calcext:value-type="string">
            <text:p>Passable</text:p>
          </table:table-cell>
          <table:table-cell table:formula="of:=IF([.J16]=&quot;validé&quot;;&quot;validé&quot;;IF( AND([.J16]=&quot;non validé&quot;; NOT([.C16]=&quot;Abs&quot;);NOT([.D16]=&quot;Abs&quot;);NOT([.E16]=&quot;Abs&quot;);NOT([.F16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ETTE</text:p>
          </table:table-cell>
          <table:table-cell table:style-name="ce10"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table:formula="of:=ROUND(AVERAGE([.C17:.F17]);0.5)" office:value-type="float" office:value="13" calcext:value-type="float">
            <text:p>13,0</text:p>
          </table:table-cell>
          <table:table-cell table:formula="of:=IF([.G17]&gt;=10;&quot;validé&quot;;&quot;non validé&quot;)" office:value-type="string" office:string-value="validé" calcext:value-type="string">
            <text:p>validé</text:p>
          </table:table-cell>
          <table:table-cell table:formula="of:=IF(AND([.H17]=&quot;validé&quot;;[.C17] &gt;= 10);&quot;validé&quot;;&quot;non validé&quot;)" office:value-type="string" office:string-value="validé" calcext:value-type="string">
            <text:p>validé</text:p>
          </table:table-cell>
          <table:table-cell table:formula="of:=IF( AND( [.$H17]=&quot;validé&quot; ; OR( [.$C17]&gt;=10 ; [.$C18]&gt;=10 ) ) ; &quot;validé&quot; ; &quot;non validé&quot; )" office:value-type="string" office:string-value="validé" calcext:value-type="string">
            <text:p>validé</text:p>
          </table:table-cell>
          <table:table-cell table:formula="of:=IF([.G17] &gt;=  16; &quot;TB&quot;;  IF([.G17] &gt;=  14; &quot;B&quot;;  IF([.G17] &gt;= 12; &quot;AB&quot;; IF([.G17] &gt;= 10; &quot;Passable&quot;; &quot;non validé&quot;))))" office:value-type="string" office:string-value="AB" calcext:value-type="string">
            <text:p>AB</text:p>
          </table:table-cell>
          <table:table-cell table:formula="of:=IF([.J17]=&quot;validé&quot;;&quot;validé&quot;;IF( AND([.J17]=&quot;non validé&quot;; NOT([.C17]=&quot;Abs&quot;);NOT([.D17]=&quot;Abs&quot;);NOT([.E17]=&quot;Abs&quot;);NOT([.F17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ICHEL</text:p>
          </table:table-cell>
          <table:table-cell table:style-name="ce10"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3" table:formula="of:=ROUND(AVERAGE([.C18:.F18]);0.5)" office:value-type="float" office:value="11" calcext:value-type="float">
            <text:p>11,0</text:p>
          </table:table-cell>
          <table:table-cell table:formula="of:=IF([.G18]&gt;=10;&quot;validé&quot;;&quot;non validé&quot;)" office:value-type="string" office:string-value="validé" calcext:value-type="string">
            <text:p>validé</text:p>
          </table:table-cell>
          <table:table-cell table:formula="of:=IF(AND([.H18]=&quot;validé&quot;;[.C18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8]=&quot;validé&quot; ; OR( [.$C18]&gt;=10 ; [.$C19]&gt;=10 ) ) ; &quot;validé&quot; ; &quot;non validé&quot; )" office:value-type="string" office:string-value="non validé" calcext:value-type="string">
            <text:p>non validé</text:p>
          </table:table-cell>
          <table:table-cell table:formula="of:=IF([.G18] &gt;=  16; &quot;TB&quot;;  IF([.G18] &gt;=  14; &quot;B&quot;;  IF([.G18] &gt;= 12; &quot;AB&quot;; IF([.G18] &gt;= 10; &quot;Passable&quot;; &quot;non validé&quot;))))" office:value-type="string" office:string-value="Passable" calcext:value-type="string">
            <text:p>Passable</text:p>
          </table:table-cell>
          <table:table-cell table:formula="of:=IF([.J18]=&quot;validé&quot;;&quot;validé&quot;;IF( AND([.J18]=&quot;non validé&quot;; NOT([.C18]=&quot;Abs&quot;);NOT([.D18]=&quot;Abs&quot;);NOT([.E18]=&quot;Abs&quot;);NOT([.F18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ICHEL</text:p>
          </table:table-cell>
          <table:table-cell table:style-name="ce10"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table:formula="of:=ROUND(AVERAGE([.C19:.F19]);0.5)" office:value-type="float" office:value="9" calcext:value-type="float">
            <text:p>9,0</text:p>
          </table:table-cell>
          <table:table-cell table:formula="of:=IF([.G19]&gt;=10;&quot;validé&quot;;&quot;non validé&quot;)" office:value-type="string" office:string-value="non validé" calcext:value-type="string">
            <text:p>non validé</text:p>
          </table:table-cell>
          <table:table-cell table:formula="of:=IF(AND([.H19]=&quot;validé&quot;;[.C19] &gt;= 10);&quot;validé&quot;;&quot;non validé&quot;)" office:value-type="string" office:string-value="non validé" calcext:value-type="string">
            <text:p>non validé</text:p>
          </table:table-cell>
          <table:table-cell table:formula="of:=IF( AND( [.$H19]=&quot;validé&quot; ; OR( [.$C19]&gt;=10 ; [.$C20]&gt;=10 ) ) ; &quot;validé&quot; ; &quot;non validé&quot; )" office:value-type="string" office:string-value="non validé" calcext:value-type="string">
            <text:p>non validé</text:p>
          </table:table-cell>
          <table:table-cell table:formula="of:=IF([.G19] &gt;=  16; &quot;TB&quot;;  IF([.G19] &gt;=  14; &quot;B&quot;;  IF([.G19] &gt;= 12; &quot;AB&quot;; IF([.G19] &gt;= 10; &quot;Passable&quot;; &quot;non validé&quot;))))" office:value-type="string" office:string-value="non validé" calcext:value-type="string">
            <text:p>non validé</text:p>
          </table:table-cell>
          <table:table-cell table:formula="of:=IF([.J19]=&quot;validé&quot;;&quot;validé&quot;;IF( AND([.J19]=&quot;non validé&quot;; NOT([.C19]=&quot;Abs&quot;);NOT([.D19]=&quot;Abs&quot;);NOT([.E19]=&quot;Abs&quot;);NOT([.F19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ONTAGNE</text:p>
          </table:table-cell>
          <table:table-cell table:style-name="ce10"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3" table:formula="of:=ROUND(AVERAGE([.C20:.F20]);0.5)" office:value-type="float" office:value="12" calcext:value-type="float">
            <text:p>12,0</text:p>
          </table:table-cell>
          <table:table-cell table:formula="of:=IF([.G20]&gt;=10;&quot;validé&quot;;&quot;non validé&quot;)" office:value-type="string" office:string-value="validé" calcext:value-type="string">
            <text:p>validé</text:p>
          </table:table-cell>
          <table:table-cell table:formula="of:=IF(AND([.H20]=&quot;validé&quot;;[.C20] &gt;= 10);&quot;validé&quot;;&quot;non validé&quot;)" office:value-type="string" office:string-value="validé" calcext:value-type="string">
            <text:p>validé</text:p>
          </table:table-cell>
          <table:table-cell table:formula="of:=IF( AND( [.$H20]=&quot;validé&quot; ; OR( [.$C20]&gt;=10 ; [.$C21]&gt;=10 ) ) ; &quot;validé&quot; ; &quot;non validé&quot; )" office:value-type="string" office:string-value="validé" calcext:value-type="string">
            <text:p>validé</text:p>
          </table:table-cell>
          <table:table-cell table:formula="of:=IF([.G20] &gt;=  16; &quot;TB&quot;;  IF([.G20] &gt;=  14; &quot;B&quot;;  IF([.G20] &gt;= 12; &quot;AB&quot;; IF([.G20] &gt;= 10; &quot;Passable&quot;; &quot;non validé&quot;))))" office:value-type="string" office:string-value="AB" calcext:value-type="string">
            <text:p>AB</text:p>
          </table:table-cell>
          <table:table-cell table:formula="of:=IF([.J20]=&quot;validé&quot;;&quot;validé&quot;;IF( AND([.J20]=&quot;non validé&quot;; NOT([.C20]=&quot;Abs&quot;);NOT([.D20]=&quot;Abs&quot;);NOT([.E20]=&quot;Abs&quot;);NOT([.F20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ROBERGE</text:p>
          </table:table-cell>
          <table:table-cell table:style-name="ce10"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ROUND(AVERAGE([.C21:.F21]);0.5)" office:value-type="float" office:value="12" calcext:value-type="float">
            <text:p>12,0</text:p>
          </table:table-cell>
          <table:table-cell table:formula="of:=IF([.G21]&gt;=10;&quot;validé&quot;;&quot;non validé&quot;)" office:value-type="string" office:string-value="validé" calcext:value-type="string">
            <text:p>validé</text:p>
          </table:table-cell>
          <table:table-cell table:formula="of:=IF(AND([.H21]=&quot;validé&quot;;[.C21] &gt;= 10);&quot;validé&quot;;&quot;non validé&quot;)" office:value-type="string" office:string-value="validé" calcext:value-type="string">
            <text:p>validé</text:p>
          </table:table-cell>
          <table:table-cell table:formula="of:=IF( AND( [.$H21]=&quot;validé&quot; ; OR( [.$C21]&gt;=10 ; [.$C22]&gt;=10 ) ) ; &quot;validé&quot; ; &quot;non validé&quot; )" office:value-type="string" office:string-value="validé" calcext:value-type="string">
            <text:p>validé</text:p>
          </table:table-cell>
          <table:table-cell table:formula="of:=IF([.G21] &gt;=  16; &quot;TB&quot;;  IF([.G21] &gt;=  14; &quot;B&quot;;  IF([.G21] &gt;= 12; &quot;AB&quot;; IF([.G21] &gt;= 10; &quot;Passable&quot;; &quot;non validé&quot;))))" office:value-type="string" office:string-value="AB" calcext:value-type="string">
            <text:p>AB</text:p>
          </table:table-cell>
          <table:table-cell table:formula="of:=IF([.J21]=&quot;validé&quot;;&quot;validé&quot;;IF( AND([.J21]=&quot;non validé&quot;; NOT([.C21]=&quot;Abs&quot;);NOT([.D21]=&quot;Abs&quot;);NOT([.E21]=&quot;Abs&quot;);NOT([.F21]=&quot;Abs&quot;));&quot;repasser&quot;;&quot;non validé&quot;))" office:value-type="string" office:string-value="validé" calcext:value-type="string">
            <text:p>validé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ROUXEL</text:p>
          </table:table-cell>
          <table:table-cell table:style-name="ce10"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3" table:formula="of:=ROUND(AVERAGE([.C22:.F22]);0.5)" office:value-type="float" office:value="9" calcext:value-type="float">
            <text:p>9,0</text:p>
          </table:table-cell>
          <table:table-cell table:formula="of:=IF([.G22]&gt;=10;&quot;validé&quot;;&quot;non validé&quot;)" office:value-type="string" office:string-value="non validé" calcext:value-type="string">
            <text:p>non validé</text:p>
          </table:table-cell>
          <table:table-cell table:formula="of:=IF(AND([.H22]=&quot;validé&quot;;[.C22] &gt;= 10);&quot;validé&quot;;&quot;non validé&quot;)" office:value-type="string" office:string-value="non validé" calcext:value-type="string">
            <text:p>non validé</text:p>
          </table:table-cell>
          <table:table-cell table:formula="of:=IF( AND( [.$H22]=&quot;validé&quot; ; OR( [.$C22]&gt;=10 ; [.$C23]&gt;=10 ) ) ; &quot;validé&quot; ; &quot;non validé&quot; )" office:value-type="string" office:string-value="non validé" calcext:value-type="string">
            <text:p>non validé</text:p>
          </table:table-cell>
          <table:table-cell table:formula="of:=IF([.G22] &gt;=  16; &quot;TB&quot;;  IF([.G22] &gt;=  14; &quot;B&quot;;  IF([.G22] &gt;= 12; &quot;AB&quot;; IF([.G22] &gt;= 10; &quot;Passable&quot;; &quot;non validé&quot;))))" office:value-type="string" office:string-value="non validé" calcext:value-type="string">
            <text:p>non validé</text:p>
          </table:table-cell>
          <table:table-cell table:formula="of:=IF([.J22]=&quot;validé&quot;;&quot;validé&quot;;IF( AND([.J22]=&quot;non validé&quot;; NOT([.C22]=&quot;Abs&quot;);NOT([.D22]=&quot;Abs&quot;);NOT([.E22]=&quot;Abs&quot;);NOT([.F22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VOISIN</text:p>
          </table:table-cell>
          <table:table-cell table:style-name="ce10"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" table:formula="of:=ROUND(AVERAGE([.C23:.F23]);0.5)" office:value-type="float" office:value="9" calcext:value-type="float">
            <text:p>9,0</text:p>
          </table:table-cell>
          <table:table-cell table:formula="of:=IF([.G23]&gt;=10;&quot;validé&quot;;&quot;non validé&quot;)" office:value-type="string" office:string-value="non validé" calcext:value-type="string">
            <text:p>non validé</text:p>
          </table:table-cell>
          <table:table-cell table:formula="of:=IF(AND([.H23]=&quot;validé&quot;;[.C23] &gt;= 10);&quot;validé&quot;;&quot;non validé&quot;)" office:value-type="string" office:string-value="non validé" calcext:value-type="string">
            <text:p>non validé</text:p>
          </table:table-cell>
          <table:table-cell table:formula="of:=IF( AND( [.$H23]=&quot;validé&quot; ; OR( [.$C23]&gt;=10 ; [.$C24]&gt;=10 ) ) ; &quot;validé&quot; ; &quot;non validé&quot; )" office:value-type="string" office:string-value="non validé" calcext:value-type="string">
            <text:p>non validé</text:p>
          </table:table-cell>
          <table:table-cell table:formula="of:=IF([.G23] &gt;=  16; &quot;TB&quot;;  IF([.G23] &gt;=  14; &quot;B&quot;;  IF([.G23] &gt;= 12; &quot;AB&quot;; IF([.G23] &gt;= 10; &quot;Passable&quot;; &quot;non validé&quot;))))" office:value-type="string" office:string-value="non validé" calcext:value-type="string">
            <text:p>non validé</text:p>
          </table:table-cell>
          <table:table-cell table:formula="of:=IF([.J23]=&quot;validé&quot;;&quot;validé&quot;;IF( AND([.J23]=&quot;non validé&quot;; NOT([.C23]=&quot;Abs&quot;);NOT([.D23]=&quot;Abs&quot;);NOT([.E23]=&quot;Abs&quot;);NOT([.F23]=&quot;Abs&quot;));&quot;repasser&quot;;&quot;non validé&quot;))" office:value-type="string" office:string-value="repasser" calcext:value-type="string">
            <text:p>repass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oyenne</text:p>
          </table:table-cell>
          <table:table-cell/>
          <table:table-cell table:style-name="ce7" table:formula="of:=AVERAGE([.C2:.C23])" office:value-type="float" office:value="6.95454545454545" calcext:value-type="float">
            <text:p>7</text:p>
          </table:table-cell>
          <table:table-cell table:style-name="ce7" table:formula="of:=AVERAGE([.D2:.D23])" office:value-type="float" office:value="14" calcext:value-type="float">
            <text:p>14</text:p>
          </table:table-cell>
          <table:table-cell table:style-name="ce7" table:formula="of:=AVERAGE([.E2:.E23])" office:value-type="float" office:value="9.76190476190476" calcext:value-type="float">
            <text:p>10</text:p>
          </table:table-cell>
          <table:table-cell table:style-name="ce7" table:formula="of:=AVERAGE([.F2:.F23])" office:value-type="float" office:value="13.1428571428571" calcext:value-type="float">
            <text:p>13</text:p>
          </table:table-cell>
          <table:table-cell table:style-name="ce7" table:formula="of:=AVERAGE([.G2:.G23])" office:value-type="float" office:value="10.9090909090909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ce4" table:formula="of:=MIN([.G2:.G23])" office:value-type="float" office:value="9" calcext:value-type="float">
            <text:p>9,0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ce4" table:formula="of:=MAX([.G2:.G23])" office:value-type="float" office:value="13" calcext:value-type="float">
            <text:p>13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nb élève &gt;= 10</text:p>
          </table:table-cell>
          <table:table-cell table:style-name="Default"/>
          <table:table-cell table:formula="of:=COUNTIF([.C2:.C23];&quot;&gt;=10&quot;)" office:value-type="float" office:value="5" calcext:value-type="float">
            <text:p>5</text:p>
          </table:table-cell>
          <table:table-cell table:formula="of:=COUNTIF([.D2:.D23];&quot;&gt;=10&quot;)" office:value-type="float" office:value="18" calcext:value-type="float">
            <text:p>18</text:p>
          </table:table-cell>
          <table:table-cell table:formula="of:=COUNTIF([.E2:.E23];&quot;&gt;=10&quot;)" office:value-type="float" office:value="12" calcext:value-type="float">
            <text:p>12</text:p>
          </table:table-cell>
          <table:table-cell table:formula="of:=COUNTIF([.F2:.F23];&quot;&gt;=10&quot;)" office:value-type="float" office:value="18" calcext:value-type="float">
            <text:p>18</text:p>
          </table:table-cell>
          <table:table-cell table:formula="of:=COUNTIF([.G2:.G23];&quot;&gt;=10&quot;)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b élève &lt;= 8</text:p>
          </table:table-cell>
          <table:table-cell table:style-name="Default"/>
          <table:table-cell table:formula="of:=COUNTIF([.C2:.C23];&quot;&lt;=8&quot;)" office:value-type="float" office:value="17" calcext:value-type="float">
            <text:p>17</text:p>
          </table:table-cell>
          <table:table-cell table:formula="of:=COUNTIF([.D2:.D23];&quot;&lt;=8&quot;)" office:value-type="float" office:value="3" calcext:value-type="float">
            <text:p>3</text:p>
          </table:table-cell>
          <table:table-cell table:formula="of:=COUNTIF([.E2:.E23];&quot;&lt;=8&quot;)" office:value-type="float" office:value="5" calcext:value-type="float">
            <text:p>5</text:p>
          </table:table-cell>
          <table:table-cell table:formula="of:=COUNTIF([.F2:.F23];&quot;&lt;=8&quot;)" office:value-type="float" office:value="1" calcext:value-type="float">
            <text:p>1</text:p>
          </table:table-cell>
          <table:table-cell table:formula="of:=COUNTIF([.G2:.G23];&quot;&lt;=8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>
            <draw:frame table:end-cell-address="Feuille1.I47" table:end-x="22.22mm" table:end-y="1.35mm" draw:z-index="0" draw:name="Graphique 1" draw:style-name="gr1" svg:width="173.28mm" svg:height="78.34mm" svg:x="-0.25mm" svg:y="3.4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2" table:default-cell-style-name="ce17"/>
        <table:table-column table:style-name="co11" table:number-columns-repeated="1023" table:default-cell-style-name="ce1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2" table:default-cell-style-name="ce17"/>
        <table:table-column table:style-name="co11" table:number-columns-repeated="1023" table:default-cell-style-name="ce1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7">
      <number:number number:decimal-places="1" loext:min-decimal-places="1"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3:14:36.160826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7T09:22:28Z</meta:creation-date>
    <dc:date>2018-12-12T13:14:43.709687289</dc:date>
    <meta:editing-cycles>13</meta:editing-cycles>
    <meta:editing-duration>PT38M31S</meta:editing-duration>
    <meta:document-statistic meta:table-count="3" meta:cell-count="30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1cm" svg:stroke-color="#c0504d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eeece1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ddd9c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symbol-type="none" chart:link-data-style-to-source="true"/>
      <style:graphic-properties svg:stroke-width="0.132cm" svg:stroke-color="#4a7ebb" draw:fill="none" draw:fill-color="#4a7eb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32cm" svg:stroke-color="#be4b48" draw:fill="none" draw:fill-color="#be4b4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SysDot" svg:stroke-width="0.132cm" svg:stroke-color="#98b954" draw:fill="none" draw:fill-color="#98b95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SysDot" svg:stroke-width="0.132cm" svg:stroke-color="#7d60a0" draw:fill="none" draw:fill-color="#7d60a0"/>
      <style:text-properties fo:font-size="10pt" style:font-size-asian="10pt" style:font-size-complex="10pt"/>
    </style:style>
    <style:style style:name="ch12" style:family="chart">
      <style:graphic-properties draw:fill="solid" draw:fill-color="#ddd9c3"/>
    </style:style>
    <style:style style:name="ch13" style:family="chart">
      <style:graphic-properties draw:fill-color="#d9d9d9"/>
    </style:style>
  </office:automatic-styles>
  <office:body>
    <office:chart>
      <chart:chart svg:width="17.329cm" svg:height="7.835cm" xlink:href="." xlink:type="simple" chart:class="chart:line" chart:style-name="ch1">
        <chart:title svg:x="6.46cm" svg:y="0.292cm" chart:style-name="ch2">
          <text:p>Profil de Rouxel</text:p>
        </chart:title>
        <chart:legend chart:legend-position="end" svg:x="12.645cm" svg:y="2.977cm" style:legend-expansion="high" chart:style-name="ch3"/>
        <chart:plot-area chart:style-name="ch4" chart:data-source-has-labels="both" svg:x="0.346cm" svg:y="1.465cm" svg:width="11.953cm" svg:height="6.214cm">
          <chartooo:coordinate-region svg:x="0.809cm" svg:y="1.638cm" svg:width="10.819cm" svg:height="5.447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XEL</text:p>
              </table:table-cell>
              <table:table-cell office:value-type="string">
                <text:p>Moyenne</text:p>
              </table:table-cell>
              <table:table-cell office:value-type="string">
                <text:p>Note la Plus Basse</text:p>
              </table:table-cell>
              <table:table-cell office:value-type="string">
                <text:p>Note la Plus Haute</text:p>
              </table:table-cell>
            </table:table-row>
          </table:table-header-rows>
          <table:table-rows>
            <table:table-row>
              <table:table-cell office:value-type="string">
                <text:p>CTRL 1</text:p>
              </table:table-cell>
              <table:table-cell office:value-type="float" office:value="4">
                <text:p>4</text:p>
              </table:table-cell>
              <table:table-cell office:value-type="float" office:value="6.95454545454545">
                <text:p>6.9545454545454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evoir 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TRL 2</text:p>
              </table:table-cell>
              <table:table-cell office:value-type="float" office:value="6">
                <text:p>6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TRL3</text:p>
              </table:table-cell>
              <table:table-cell office:value-type="float" office:value="14">
                <text:p>14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yenne</text:p>
              </table:table-cell>
              <table:table-cell office:value-type="float" office:value="9">
                <text:p>9</text:p>
              </table:table-cell>
              <table:table-cell office:value-type="float" office:value="10.9280303030303">
                <text:p>10.928030303030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SysDot" draw:style="rect" draw:dots1="1" draw:dots1-length="0.132cm" draw:distance="0.132cm"/>
  </office:styles>
</office:document-styles>
</file>